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rice 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0000" calcext:value-type="float">
            <text:p>68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5000" calcext:value-type="float">
            <text:p>7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3:05:39.613727422</meta:creation-date>
    <dc:date>2024-11-24T23:07:57.088511730</dc:date>
    <meta:editing-duration>PT2M18S</meta:editing-duration>
    <meta:editing-cycles>1</meta:editing-cycles>
    <meta:document-statistic meta:table-count="1" meta:cell-count="12" meta:object-count="0"/>
    <meta:generator>LibreOffice/24.2.6.2$Linux_X86_64 LibreOffice_project/420$Build-2</meta:generator>
  </office:meta>
</office:document-meta>
</file>